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draw:fill-color="#ed1c24" fo:min-height="11.93cm"/>
    </style:style>
    <style:style style:name="pr9" style:family="presentation" style:parent-style-name="Impress1-subtitle">
      <style:graphic-properties draw:fill-color="#ffffff" fo:min-height="2.7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ed1c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7cm" presentation:class="title" presentation:user-transformed="true">
          <draw:text-box>
            <text:p>Decentralized CNN prediction service on top of Gol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Issues</text:p>
          </draw:text-box>
        </draw:frame>
        <draw:frame presentation:style-name="pr4" draw:layer="layout" svg:width="24cm" svg:height="12.18cm" svg:x="1.908cm" svg:y="4.064cm" presentation:class="outline" presentation:user-transformed="true">
          <draw:text-box>
            <text:list text:style-name="L3">
              <text:list-item>
                <text:p>Training deep convolutional nets is a lengthly process, usually days or even weeks on powerful dedicated systems</text:p>
              </text:list-item>
              <text:list-item>
                <text:p>Training deep convolutional nets on Golem is thus very difficult, if not impossible</text:p>
              </text:list-item>
              <text:list-item>
                <text:p>This difficulty to maintain status over long periods of time is a known feature of decentralized systems, it’s a beauty though</text:p>
              </text:list-item>
              <text:list-item>
                <text:p>Individuals in decentralized communities pop in for short periods of time and then leave</text:p>
              </text:list-item>
              <text:list-item>
                <text:p>This is an issue wen long maintenance is requir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olution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Train popular models on degen centralized systems and transfer weights of a ready model to Golem nodes</text:p>
              </text:list-item>
              <text:list-item>
                <text:p>Centralized systems are costly wen scalability is required(e.g. imagine having rented 20 AWS servers to serve basic prediction)</text:p>
              </text:list-item>
              <text:list-item>
                <text:p>A cheap solutions is using Golem nodes on a pay per request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Rational</text:p>
          </draw:text-box>
        </draw:frame>
        <draw:frame presentation:style-name="pr4" draw:layer="layout" svg:width="24cm" svg:height="12.18cm" svg:x="1.908cm" svg:y="4.064cm" presentation:class="outline" presentation:user-transformed="true">
          <draw:text-box>
            <text:list text:style-name="L3">
              <text:list-item>
                <text:p>Frame popular CNN models as Golem provider images</text:p>
              </text:list-item>
              <text:list-item>
                <text:p>The ideal is having an image per model, this would boost scalability </text:p>
              </text:list-item>
              <text:list-item>
                <text:p>Some models are small, so to save space we pack them together</text:p>
              </text:list-item>
              <text:list-item>
                <text:p>Put a requestor agent behind a REST API to serve various image classification requests</text:p>
              </text:list-item>
              <text:list-item>
                <text:p>The request-response cycle is indeed <text:span text:style-name="T1">asynchronous</text:span></text:p>
              </text:list-item>
              <text:list-item>
                <text:p>Batch and schedule requests to boost earnings and scal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atching &amp; scheduling</text:p>
          </draw:text-box>
        </draw:frame>
        <draw:frame presentation:style-name="pr4" draw:layer="layout" svg:width="24cm" svg:height="12.18cm" svg:x="1.908cm" svg:y="4.064cm" presentation:class="outline" presentation:user-transformed="true">
          <draw:text-box>
            <text:list text:style-name="L3">
              <text:list-item>
                <text:p>Group requests based on their requested models </text:p>
              </text:list-item>
              <text:list-item>
                <text:p>Divide requests into chunks of 16 requests per task</text:p>
              </text:list-item>
              <text:list-item>
                <text:p>Chunks of 16 puts a 64mb payload max cap on any task</text:p>
              </text:list-item>
              <text:list-item>
                <text:p>On a regular basis, call a script to send requests to nodes for prediction</text:p>
              </text:list-item>
              <text:list-item>
                <text:p>Collect results and pt them into a db</text:p>
              </text:list-item>
              <text:list-item>
                <text:p>Prediction results are ready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Available models</text:p>
          </draw:text-box>
        </draw:frame>
        <draw:frame presentation:style-name="pr4" draw:layer="layout" svg:width="24cm" svg:height="12.18cm" svg:x="1.908cm" svg:y="4.064cm" presentation:class="outline" presentation:user-transformed="true">
          <draw:text-box>
            <text:list text:style-name="L3">
              <text:list-item>
                <text:p>DenseNet121</text:p>
              </text:list-item>
              <text:list-item>
                <text:p>DenseNet169</text:p>
              </text:list-item>
              <text:list-item>
                <text:p>DenseNet201</text:p>
              </text:list-item>
              <text:list-item>
                <text:p>InceptionResNetV2</text:p>
              </text:list-item>
              <text:list-item>
                <text:p>InceptionV3</text:p>
              </text:list-item>
              <text:list-item>
                <text:p>Xception</text:p>
              </text:list-item>
              <text:list-item>
                <text:p>The rest to be added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625cm" svg:x="2cm" svg:y="0.777cm" presentation:class="title" presentation:user-transformed="true">
          <draw:text-box>
            <text:p>How to request a prediction or query the result?</text:p>
          </draw:text-box>
        </draw:frame>
        <draw:frame presentation:style-name="pr8" draw:text-style-name="P3" draw:layer="layout" svg:width="24cm" svg:height="12.18cm" svg:x="2cm" svg:y="6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To request a prediction:</text:span></text:p>
                <text:p><text:span text:style-name="T2">curl -X POST -F image=@kitten.jpg 'http://157.90.197.235/requestPrediction/[model]'</text:span></text:p>
                <text:p><text:span text:style-name="T2"/></text:p>
              </text:list-item>
              <text:list-item>
                <text:p><text:span text:style-name="T2">To query the results:</text:span></text:p>
                <text:p><text:span text:style-name="T2">curl -X POST 'http://157.90.197.235/readPrediction/[request-id]'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.032cm" svg:y="4.572cm" presentation:class="title" presentation:user-transformed="true">
          <draw:text-box>
            <text:p>That’s it, TY!</text:p>
          </draw:text-box>
        </draw:frame>
        <draw:frame presentation:style-name="pr9" draw:text-style-name="P1" draw:layer="layout" svg:width="23.8cm" svg:height="2.729cm" svg:x="2.2cm" svg:y="16.401cm">
          <draw:text-box>
            <text:p>https://github.com/rezahsnz/ml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5c2d91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4T15:14:06.712546387</meta:creation-date>
    <meta:editing-duration>PT11M</meta:editing-duration>
    <meta:editing-cycles>4</meta:editing-cycles>
    <meta:generator>LibreOffice/6.0.7.3$Linux_X86_64 LibreOffice_project/00m0$Build-3</meta:generator>
    <dc:title>Impress</dc:title>
    <dc:date>2021-04-24T16:00:16.635850777</dc:date>
    <meta:document-statistic meta:object-count="65"/>
  </office:meta>
</office:document-meta>
</file>